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3.6783in"/>
    </style:style>
    <style:style style:name="co3" style:family="table-column">
      <style:table-column-properties fo:break-before="auto" style:column-width="2.7583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ame0</text:p>
          </table:table-cell>
          <table:table-cell table:style-name="ce1" office:value-type="string">
            <text:p>Name1</text:p>
          </table:table-cell>
          <table:table-cell table:style-name="ce1" office:value-type="string">
            <text:p>Publisher1</text:p>
          </table:table-cell>
          <table:table-cell table:style-name="ce1" office:value-type="string">
            <text:p>Count Details0</text:p>
          </table:table-cell>
          <table:table-cell table:style-name="ce1" office:value-type="string">
            <text:p>Count Details1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@Special - League of Ledgends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@WATCH - World of Warcraft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Autodesk Infrastructure Design Suite Standard 2015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Camtasia Studio</text:p>
          </table:table-cell>
          <table:table-cell office:value-type="string">
            <text:p>TechSmith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CrazyBump</text:p>
          </table:table-cell>
          <table:table-cell office:value-type="string">
            <text:p>CrazyBump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Google Toolbar Win</text:p>
          </table:table-cell>
          <table:table-cell office:value-type="string">
            <text:p>Google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001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CCM 001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dobe Creative Suite 5.5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3ds Max 2012 Win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Infrastructure Design Suite Standard 2015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Maya 2012 Win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MotionBuilder 2012 Win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Mudbox 2012 Win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SketchBook Designer 2012 Win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Autodesk Softimage 2012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Blender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Camtasia Studio</text:p>
          </table:table-cell>
          <table:table-cell office:value-type="string">
            <text:p>TechSmith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CrazyBump</text:p>
          </table:table-cell>
          <table:table-cell office:value-type="string">
            <text:p>CrazyBump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7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ESET NOD32 Antivirus 4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Google Toolbar Win</text:p>
          </table:table-cell>
          <table:table-cell office:value-type="string">
            <text:p>Google Inc.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Internet Explorer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KeyCheckout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Office 2010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Project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SQL Server 2008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Microsoft Visio 2010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Visual Studio 2013 Ultimate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Netscape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Piriform CCleaner 3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2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VMware Player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VMware Serv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VMware Workstation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CCM 222</text:p>
          </table:table-cell>
          <table:table-cell office:value-type="string">
            <text:p>ZipGenius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Autodesk Infrastructure Design Suite Standard 2015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CrazyBump</text:p>
          </table:table-cell>
          <table:table-cell office:value-type="string">
            <text:p>CrazyBump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CCM 224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CM 224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@WATCH - BearShare</text:p>
          </table:table-cell>
          <table:table-cell office:value-type="string">
            <text:p>MAGIX AG</text:p>
          </table:table-cell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ccessData Forensic Toolkit 5</text:p>
          </table:table-cell>
          <table:table-cell office:value-type="string">
            <text:p>AccessData</text:p>
          </table:table-cell>
          <table:table-cell table:number-columns-repeated="2" office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dobe eLeaning Suite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Cain &amp; Abel</text:p>
          </table:table-cell>
          <table:table-cell office:value-type="string">
            <text:p>oxid.it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Camtasia Studio</text:p>
          </table:table-cell>
          <table:table-cell office:value-type="string">
            <text:p>TechSmith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CCleaner</text:p>
          </table:table-cell>
          <table:table-cell office:value-type="string">
            <text:p>Piriform Ltd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CrazyBump</text:p>
          </table:table-cell>
          <table:table-cell office:value-type="string">
            <text:p>CrazyBump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CyberLink Power2Go 8</text:p>
          </table:table-cell>
          <table:table-cell office:value-type="string">
            <text:p>CyberLink Corp.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CyberLink PowerDirector 10</text:p>
          </table:table-cell>
          <table:table-cell office:value-type="string">
            <text:p>CyberLink Corp.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Encase</text:p>
          </table:table-cell>
          <table:table-cell office:value-type="string">
            <text:p>Guidance Software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Internet Evidence Finder</text:p>
          </table:table-cell>
          <table:table-cell office:value-type="string">
            <text:p>Magnet Forensics</text:p>
          </table:table-cell>
          <table:table-cell table:number-columns-repeated="2" office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Internet Explorer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ATLAB R2015a Win</text:p>
          </table:table-cell>
          <table:table-cell office:value-type="string">
            <text:p>The MathWorks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SQL Server 2008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Visual Studio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MSN Messenger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Piriform CCleaner 4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17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TechSmith Snagit 12 Win</text:p>
          </table:table-cell>
          <table:table-cell office:value-type="string">
            <text:p>TechSmith Corporation</text:p>
          </table:table-cell>
          <table:table-cell table:number-columns-repeated="2" office:value-type="string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VMware Play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VMware Player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VMware Serv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VMware vSphere Client 5</text:p>
          </table:table-cell>
          <table:table-cell office:value-type="string">
            <text:p>VMware,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VMware Workstation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WinHex</text:p>
          </table:table-cell>
          <table:table-cell office:value-type="string">
            <text:p>X-Ways Software Technology AG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ster 100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(6.x -&gt; logged Product)</text:p>
          </table:table-cell>
          <table:table-cell/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GarageBand 10</text:p>
          </table:table-cell>
          <table:table-cell office:value-type="string">
            <text:p>Apple Inc.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iChat</text:p>
          </table:table-cell>
          <table:table-cell office:value-type="string">
            <text:p>Copyright 2002-2006, Apple Comp\001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iMovie '13</text:p>
          </table:table-cell>
          <table:table-cell office:value-type="string">
            <text:p>Apple Inc.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iWork</text:p>
          </table:table-cell>
          <table:table-cell/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Logic Pro Suite</text:p>
          </table:table-cell>
          <table:table-cell/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Safari</text:p>
          </table:table-cell>
          <table:table-cell/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Apple Xcode 6</text:p>
          </table:table-cell>
          <table:table-cell office:value-type="string">
            <text:p>Apple Inc.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Mac OS 10.10</text:p>
          </table:table-cell>
          <table:table-cell office:value-type="string">
            <text:p>Apple Inc.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Maxon CINEMA 4D Visualize R16 Mac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Microsoft Office for Mac 2011 Standard (Volume)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1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@Special - League of Ledgends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@WATCH - BearShare</text:p>
          </table:table-cell>
          <table:table-cell office:value-type="string">
            <text:p>MAGIX AG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Autodesk Infrastructure Design Suite Standard 2015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table:number-columns-repeated="2" office:value-type="string">
            <text:p>CrazyBump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Google Toolbar Win</text:p>
          </table:table-cell>
          <table:table-cell office:value-type="string">
            <text:p>Google Inc.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ATLAB R2015a Win</text:p>
          </table:table-cell>
          <table:table-cell office:value-type="string">
            <text:p>The MathWorks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SQL Server 2014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104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@Special - League of Ledgends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@WATCH - World of Warcraft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ccessData Forensic Toolkit 5</text:p>
          </table:table-cell>
          <table:table-cell office:value-type="string">
            <text:p>AccessData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Autodesk 3ds Max 2015 Win</text:p>
          </table:table-cell>
          <table:table-cell office:value-type="string">
            <text:p>Autodesk, Inc.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table:number-columns-repeated="2" office:value-type="string">
            <text:p>CrazyBump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Encase</text:p>
          </table:table-cell>
          <table:table-cell office:value-type="string">
            <text:p>Guidance Software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IBM SPSS Statistics Standard 23 Win</text:p>
          </table:table-cell>
          <table:table-cell office:value-type="string">
            <text:p>International Business Machines Corp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Internet Evidence Finder</text:p>
          </table:table-cell>
          <table:table-cell office:value-type="string">
            <text:p>Magnet Forensics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ATLAB R2015a Win</text:p>
          </table:table-cell>
          <table:table-cell office:value-type="string">
            <text:p>The MathWorks Inc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VMware Player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VMware Serv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VMware Workstation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WinHex</text:p>
          </table:table-cell>
          <table:table-cell office:value-type="string">
            <text:p>X-Ways Software Technology AG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ster 200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Adobe Creative Suite 6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Adobe Design Premium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Graphical Analysis</text:p>
          </table:table-cell>
          <table:table-cell office:value-type="string">
            <text:p>Vernier Software &amp; Technology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Visual Studio 2013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Piriform CCleaner 4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Freeman laptop cart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(6.x -&gt; logged Product)</text:p>
          </table:table-cell>
          <table:table-cell/>
          <table:table-cell table:number-columns-repeated="2" office:value-type="string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GarageBand 10</text:p>
          </table:table-cell>
          <table:table-cell office:value-type="string">
            <text:p>Appl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iChat</text:p>
          </table:table-cell>
          <table:table-cell office:value-type="string">
            <text:p>Copyright 2002-2006, Apple Comp\001</text:p>
          </table:table-cell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iMovie '13</text:p>
          </table:table-cell>
          <table:table-cell office:value-type="string">
            <text:p>Apple Inc.</text:p>
          </table:table-cell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iWork</text:p>
          </table:table-cell>
          <table:table-cell/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Logic Pro Suite</text:p>
          </table:table-cell>
          <table:table-cell/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Safari</text:p>
          </table:table-cell>
          <table:table-cell/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Apple Xcode 6</text:p>
          </table:table-cell>
          <table:table-cell office:value-type="string">
            <text:p>Appl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Mac OS 10.10</text:p>
          </table:table-cell>
          <table:table-cell office:value-type="string">
            <text:p>Apple Inc.</text:p>
          </table:table-cell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Maxon CINEMA 4D Visualize R16 Mac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Microsoft Office for Mac 2011 Standard (Volume)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reland 012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(6.x -&gt; logged Product)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GarageBand 10</text:p>
          </table:table-cell>
          <table:table-cell office:value-type="string">
            <text:p>Appl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iChat</text:p>
          </table:table-cell>
          <table:table-cell office:value-type="string">
            <text:p>Copyright 2002-2006, Apple Comp\001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iMovie '13</text:p>
          </table:table-cell>
          <table:table-cell office:value-type="string">
            <text:p>Appl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iWork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Logic Pro Suite</text:p>
          </table:table-cell>
          <table:table-cell/>
          <table:table-cell table:number-columns-repeated="2" office:value-type="string">
            <text:p>21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Safari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Apple Xcode 6</text:p>
          </table:table-cell>
          <table:table-cell office:value-type="string">
            <text:p>Appl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Mac OS 10.10</text:p>
          </table:table-cell>
          <table:table-cell office:value-type="string">
            <text:p>Appl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Maxon CINEMA 4D Visualize R16 Mac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Microsoft Office for Mac 2011 Standard (Volume)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reland 014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(6.x -&gt; logged Product)</text:p>
          </table:table-cell>
          <table:table-cell/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GarageBand 10</text:p>
          </table:table-cell>
          <table:table-cell office:value-type="string">
            <text:p>Apple Inc.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iChat</text:p>
          </table:table-cell>
          <table:table-cell office:value-type="string">
            <text:p>Copyright 2002-2006, Apple Comp\001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iMovie '13</text:p>
          </table:table-cell>
          <table:table-cell office:value-type="string">
            <text:p>Apple Inc.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iWork</text:p>
          </table:table-cell>
          <table:table-cell/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Logic Pro Suite</text:p>
          </table:table-cell>
          <table:table-cell/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Safari</text:p>
          </table:table-cell>
          <table:table-cell/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Apple Xcode 6</text:p>
          </table:table-cell>
          <table:table-cell office:value-type="string">
            <text:p>Apple Inc.</text:p>
          </table:table-cell>
          <table:table-cell table:number-columns-repeated="2" office:value-type="string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Mac OS 10.10</text:p>
          </table:table-cell>
          <table:table-cell office:value-type="string">
            <text:p>Apple Inc.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Maxon CINEMA 4D Visualize R16 Mac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Microsoft Office for Mac 2011 Standard (Volume)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Skype</text:p>
          </table:table-cell>
          <table:table-cell office:value-type="string">
            <text:p>Skype Technologies S.A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Ireland 015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19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table:number-columns-repeated="2" office:value-type="string">
            <text:p>CrazyBump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IBM SPSS Statistics Standard 23 Win</text:p>
          </table:table-cell>
          <table:table-cell office:value-type="string">
            <text:p>International Business Machines Corp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IrelandCart1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@WATCH - BitTorrent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dobe Creative Suite 5.5 Web Premium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dobe Creative Suite 6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table:number-columns-repeated="2" office:value-type="string">
            <text:p>CrazyBump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Encase</text:p>
          </table:table-cell>
          <table:table-cell office:value-type="string">
            <text:p>Guidance Software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ESET NOD32 Antivirus 4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9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Google Toolbar Win</text:p>
          </table:table-cell>
          <table:table-cell office:value-type="string">
            <text:p>Google Inc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Graphical Analysis</text:p>
          </table:table-cell>
          <table:table-cell office:value-type="string">
            <text:p>Vernier Software &amp; Technology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IBM SPSS Statistics Standard 23 Win</text:p>
          </table:table-cell>
          <table:table-cell office:value-type="string">
            <text:p>International Business Machines Corp.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Internet Explorer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KeyCheckout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ATLAB R2015a Win</text:p>
          </table:table-cell>
          <table:table-cell office:value-type="string">
            <text:p>The MathWorks Inc.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Office 2010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OneNote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Project 2010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Visio 2010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4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Netscape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Piriform CCleaner 3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Piriform Recuva 1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3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2nd Floor Lab</text:p>
          </table:table-cell>
          <table:table-cell office:value-type="string">
            <text:p>ZipGenius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table:number-columns-repeated="2" office:value-type="string">
            <text:p>CrazyBump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08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Adobe Acrobat XI Pro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3rd Floor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Adobe Creative Suite 6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Adobe Design Premium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Google Apps Migration for Microsoft Outlook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Google Apps Sync Profile Editor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Graphical Analysis</text:p>
          </table:table-cell>
          <table:table-cell office:value-type="string">
            <text:p>Vernier Software &amp; Technology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Visual Studio 2013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Piriform CCleaner 4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TeamViewer 9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Circ Desk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@WATCH - BearShare</text:p>
          </table:table-cell>
          <table:table-cell office:value-type="string">
            <text:p>MAGIX AG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Adobe Acrobat XI Pro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Adobe Creative Suite 6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Adobe Design Premium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Google Apps Migration for Microsoft Outlook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Google Apps Sync Profile Editor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Google Toolbar Win</text:p>
          </table:table-cell>
          <table:table-cell office:value-type="string">
            <text:p>Google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Graphical Analysis</text:p>
          </table:table-cell>
          <table:table-cell office:value-type="string">
            <text:p>Vernier Software &amp; Technology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Office 2010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Project 2010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Visio 2010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Visual Studio 2013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Piriform CCleaner 4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TeamViewer 6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C Ground Floor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@WATCH - Valve's Half-Life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Acrobat XI Pro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Creative Suite 6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Design Premium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table:number-columns-repeated="2" office:value-type="string">
            <text:p>CrazyBump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Evernote 5 Win</text:p>
          </table:table-cell>
          <table:table-cell office:value-type="string">
            <text:p>Evernote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Graphical Analysis</text:p>
          </table:table-cell>
          <table:table-cell office:value-type="string">
            <text:p>Vernier Software &amp; Technology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Internet Explorer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mimikatz for Windows</text:p>
          </table:table-cell>
          <table:table-cell office:value-type="string">
            <text:p>gentilkiwi (Benjamin DELPY)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Piriform CCleaner 4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VMware Play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VMware Player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VMware Serv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kiff 100</text:p>
          </table:table-cell>
          <table:table-cell office:value-type="string">
            <text:p>VMware Workstation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@WATCH - Valve's Half-Life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Adobe Acrobat X Pro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Adobe Creative Suite 6 Master Collection Win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Adobe Design Premium</text:p>
          </table:table-cell>
          <table:table-cell/>
          <table:table-cell table:number-columns-repeated="2" office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Encase</text:p>
          </table:table-cell>
          <table:table-cell office:value-type="string">
            <text:p>Guidance Software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Graphical Analysis</text:p>
          </table:table-cell>
          <table:table-cell office:value-type="string">
            <text:p>Vernier Software &amp; Technology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Internet Explorer</text:p>
          </table:table-cell>
          <table:table-cell/>
          <table:table-cell table:number-columns-repeated="2" office:value-type="string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Piriform CCleaner 4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Skiff 102</text:p>
          </table:table-cell>
          <table:table-cell office:value-type="string">
            <text:p>Steam</text:p>
          </table:table-cell>
          <table:table-cell office:value-type="string">
            <text:p>Valve Corporation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VLC PLayer</text:p>
          </table:table-cell>
          <table:table-cell office:value-type="string">
            <text:p>the VideoLAN team.</text:p>
          </table:table-cell>
          <table:table-cell table:number-columns-repeated="2" office:value-type="string">
            <text:p>1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VMware Play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VMware Player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VMware Serv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VMware Workstation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Skiff 102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7-zip</text:p>
          </table:table-cell>
          <table:table-cell office:value-type="string">
            <text:p>Igor Pavlov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Adobe Creative Cloud 2014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Adobe Creative Cloud 2015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Adobe Creative Cloud CS6 + 2013</text:p>
          </table:table-cell>
          <table:table-cell office:value-type="string">
            <text:p>Adobe Systems Incorporated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Adobe Web Premium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All non MS browser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Apple iTune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CrazyBump</text:p>
          </table:table-cell>
          <table:table-cell office:value-type="string">
            <text:p>CrazyBump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DivX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DropBox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ESET Antivirus</text:p>
          </table:table-cell>
          <table:table-cell office:value-type="string">
            <text:p>ESET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ESET NOD32 Antivirus 5 Win</text:p>
          </table:table-cell>
          <table:table-cell office:value-type="string">
            <text:p>ESET, spol s r. o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FRAPS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GIMP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Google Toolbar Win</text:p>
          </table:table-cell>
          <table:table-cell office:value-type="string">
            <text:p>Google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IBM SPSS Statistics Standard 23 Win</text:p>
          </table:table-cell>
          <table:table-cell office:value-type="string">
            <text:p>International Business Machines Corp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InfraRecorder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KeyVerify</text:p>
          </table:table-cell>
          <table:table-cell office:value-type="string">
            <text:p>Sassafras Software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MATLAB R2015a Win</text:p>
          </table:table-cell>
          <table:table-cell office:value-type="string">
            <text:p>The MathWorks Inc.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Maxon CINEMA 4D Broadcast R16 Win</text:p>
          </table:table-cell>
          <table:table-cell office:value-type="string">
            <text:p>MAXON Computer GmbH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Office</text:p>
          </table:table-cell>
          <table:table-cell/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Office 2013 Professional Plus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Paint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Project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SQL Server 2008 Express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SQL Server 2012 Unknown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SQL Server 2014 Standard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Microsoft Visio 2013 Wi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Visual Studio 2010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Visual Studio 2013 Professional Edition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Microsoft Windows 7 Enterprise</text:p>
          </table:table-cell>
          <table:table-cell office:value-type="string">
            <text:p>Microsoft Corporation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Notepad++</text:p>
          </table:table-cell>
          <table:table-cell office:value-type="string">
            <text:p>Don HO don.h@free.fr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Piriform CCleaner 5</text:p>
          </table:table-cell>
          <table:table-cell office:value-type="string">
            <text:p>Piriform, Ltd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Putty SSH</text:p>
          </table:table-cell>
          <table:table-cell office:value-type="string">
            <text:p>Simon Tatham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Wick 101</text:p>
          </table:table-cell>
          <table:table-cell office:value-type="string">
            <text:p>Quicken</text:p>
          </table:table-cell>
          <table:table-cell/>
          <table:table-cell table:number-columns-repeated="2" office:value-type="string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TeamViewer 10 Win</text:p>
          </table:table-cell>
          <table:table-cell office:value-type="string">
            <text:p>TeamViewer GmbH</text:p>
          </table:table-cell>
          <table:table-cell table:number-columns-repeated="2" office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Unity 3d</text:p>
          </table:table-cell>
          <table:table-cell office:value-type="string">
            <text:p>Unity Technologies ApS</text:p>
          </table:table-cell>
          <table:table-cell table:number-columns-repeated="2" office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VMware Player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VMware Server</text:p>
          </table:table-cell>
          <table:table-cell office:value-type="string">
            <text:p>VMware,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VMware Workstation 11</text:p>
          </table:table-cell>
          <table:table-cell office:value-type="string">
            <text:p>VMware, Inc.</text:p>
          </table:table-cell>
          <table:table-cell table:number-columns-repeated="2" office:value-type="string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Wick 101</text:p>
          </table:table-cell>
          <table:table-cell office:value-type="string">
            <text:p>WinRAR</text:p>
          </table:table-cell>
          <table:table-cell office:value-type="string">
            <text:p>Alexander Roshal</text:p>
          </table:table-cell>
          <table:table-cell table:number-columns-repeated="2" office:value-type="string">
            <text:p>5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2/03/2016</text:date>, <text:time>13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3:21:04.37</dc:date>
    <dc:creator>Joe Caruso</dc:creator>
    <meta:document-statistic meta:table-count="1" meta:cell-count="3275" meta:object-count="0"/>
    <meta:generator>OpenOffice/4.0.1$Win32 OpenOffice.org_project/401m5$Build-9714</meta:generator>
  </office:meta>
</office:document-meta>
</file>